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1pt" fo:language="de" fo:country="D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1pt" fo:language="it" fo:country="I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1pt" fo:language="es" fo:country="ES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1pt" fo:language="pl" fo:country="PL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1pt" fo:language="nl" fo:country="NL" style:font-size-asian="11pt" style:font-size-complex="11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 fo:padding="0.049cm" fo:border-left="none" fo:border-right="none" fo:border-top="none" fo:border-bottom="0.002cm solid #000000" style:shadow="none"/>
      <style:text-properties style:font-name="Times New Roman1" fo:font-size="11pt" style:font-size-asian="11pt" style:font-size-complex="11pt"/>
    </style:style>
    <style:style style:name="T1" style:family="text">
      <style:text-properties fo:language="pt" fo:country="PT"/>
    </style:style>
    <style:style style:name="T2" style:family="text">
      <style:text-properties style:font-name="Times New Roman1" fo:font-size="11pt" fo:language="pt" fo:country="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language="pt" fo:country="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result_box2"/><text:span text:style-name="T1">Dicas de prevenção situacional</text:span> </text:p>
      <text:p text:style-name="P1"/>
      <text:p text:style-name="P7"><text:bookmark text:name="result_box"/><text:span text:style-name="T2">1-Gerais<text:line-break/><text:line-break/>- Não viajar com os valores da empresa;<text:line-break/>- Mantenha seus objetos de valor em um pequeno saco que irão segui-lo absolutamente em toda parte;<text:line-break/>- Mantenha seu passaporte, cartão de crédito e dinheiro em uma capa de cinto de notas em torno de sua cintura;<text:line-break/>- Use o seu banco on-line por algum bolso em dinheiro;<text:line-break/>- Mantenha fotocópia de seu passaporte e os bilhetes estarão também em sua caixa de correio ou melhor, um cofre digital;<text:line-break/><text:line-break/>2-No transporte (comboio, metro, autocarro ...)<text:line-break/><text:line-break/>- Não deixe sua bagagem desacompanhada<text:line-break/>- Não deixe nada de valor em sua bagagem principal<text:line-break/>- Nunca comprar bilhetes de cambistas, que irá torná-los pagar mais (até 10 vezes o seu preço). Use caixas eletrônicos e máquinas de bilhetes nas estações e estações de metrô.<text:line-break/><text:line-break/>3-A Hotel<text:line-break/><text:line-break/>- Utilize o cofre no seu quarto ou recepção, a fim de colocar o seu dinheiro, suas jóias, seu passaporte ou o seu ID<text:line-break/><text:line-break/>4-em locais públicos (restaurantes, cafés, ...)<text:line-break/><text:line-break/>- Em vez de uma mochila, ou se preferir um fanny pack um pequeno saco usado sobre o ombro;<text:line-break/>- Leve o pouco de dinheiro com você;<text:line-break/>- Não coloque a sua carteira nos bolsos de trás de suas roupas;<text:line-break/>- Se um invasor tenta roubar sua bolsa, não resistir, você pode ser ferido;<text:line-break/>- Desconfie de indivíduos que procuram desviar a sua atenção para roubar seus bens pessoais, incluindo o terraço do café durante o distribuidor cashback ou quando assinar petições. - - Não manipular pacotes públicos de dinheiro e não mudar a sua moeda em casas de câmbio e não com estranhos na rua;<text:line-break/>- No ATM, ocultar o teclado antes de discar o código, não se distrair com as pessoas que você pode ser uma vítima de roubo;<text:line-break/>- Pagar suas compras com notas pequenas, cartão de crédito ou cheques (é claro se eles são apuradas na França);<text:line-break/>- Não usar jóias muito valiosas ostensivamente;<text:line-break/>- Não deixe seus meios de pagamento em vestiários ou em seu casaco numa cadeira (no restaurante ou em cafés, por exemplo), um batedor de carteiras poderia sentar-se atrás de você e roubar seus pertences;<text:line-break/>- Nunca coloque o seu saco a seus pés;<text:line-break/>- Não deixe seu telefone celular ou sua carteira na mesa de café ou restaurante;<text:line-break/>- Não guarde o telefone em um bolso exterior de seu saco ou roupa, não emprestá-lo para um estranho.<text:line-break/><text:line-break/>5-Estacionamento um carro em um estacionamento<text:line-break/><text:line-break/>- Portas de bloqueio e tronco e não se esqueça de fechar as janelas de seu veículo;<text:line-break/>- Não deixe objetos de valor em evidência (telefone celular, câmera, roupas, saco, etc.).<text:line-break/><text:line-break/>6-Você é uma vítima de roubo<text:line-break/><text:line-break/>- Leve Contactar a sua embaixada (lista e os endereços das embaixadas e consulados com geolocalização executar)<text:line-break/>-</text:span><text:bookmark text:name="result_box1"/><text:span text:style-name="T2"> </text:span><text:span text:style-name="T4">Apresentar uma</text:span><text:span text:style-name="T3"> </text:span><text:span text:style-name="T2"><text:s/>Queixa à polícia ou a delegacia mais próxima (integrar a lista de delegacias de polícia e brigadas gendarmerie com geolocalização).</text:span></text:p>
      <text:p text:style-name="P6"/>
      <text:p text:style-name="P5"/>
      <text:p text:style-name="P4"><text:soft-page-break/>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0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="Arial" fo:font-size="10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size-asian="12pt" style:font-name-complex="Lohit Hindi1"/>
    </style:style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4:14:27.717046777</meta:creation-date>
    <dc:date>2016-04-26T00:51:53.30</dc:date>
    <meta:editing-duration>PT51M50S</meta:editing-duration>
    <meta:editing-cycles>13</meta:editing-cycles>
    <meta:generator>OpenOffice/4.0.1$Win32 OpenOffice.org_project/401m5$Build-9714</meta:generator>
    <meta:document-statistic meta:table-count="0" meta:image-count="0" meta:object-count="0" meta:page-count="2" meta:paragraph-count="2" meta:word-count="486" meta:character-count="2753"/>
  </office:meta>
</office:document-meta>
</file>